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34002"/>
          <table:table-cell office:value-type="float" office:value="1.448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148.0"/>
          <table:table-cell office:value-type="float" office:value="31397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1705"/>
          <table:table-cell office:value-type="float" office:value="3.719"/>
          <table:table-cell office:value-type="float" office:value="3.0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511.0"/>
          <table:table-cell office:value-type="float" office:value="146621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28424"/>
          <table:table-cell office:value-type="float" office:value="0.79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549.0"/>
          <table:table-cell office:value-type="float" office:value="96962.0"/>
          <table:table-cell office:value-type="float" office:value="350146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4.60652"/>
          <table:table-cell office:value-type="float" office:value="1.6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70.0"/>
          <table:table-cell office:value-type="float" office:value="23011.0"/>
          <table:table-cell office:value-type="float" office:value="96434.0"/>
          <table:table-cell office:value-type="float" office:value="348100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566"/>
          <table:table-cell office:value-type="float" office:value="5.852"/>
          <table:table-cell office:value-type="float" office:value="5.16"/>
          <table:table-cell office:value-type="float" office:value="1.0"/>
          <table:table-cell office:value-type="float" office:value="0.0"/>
          <table:table-cell office:value-type="float" office:value="118.0"/>
          <table:table-cell office:value-type="float" office:value="26906.0"/>
          <table:table-cell office:value-type="float" office:value="210274.0"/>
          <table:table-cell office:value-type="float" office:value="96434.0"/>
          <table:table-cell office:value-type="float" office:value="348100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28911"/>
          <table:table-cell office:value-type="float" office:value="0.87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4883.0"/>
          <table:table-cell office:value-type="float" office:value="96962.0"/>
          <table:table-cell office:value-type="float" office:value="350146.0"/>
          <table:table-cell office:value-type="float" office:value="148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4.04414"/>
          <table:table-cell office:value-type="float" office:value="1.177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11.0"/>
          <table:table-cell office:value-type="float" office:value="17397.0"/>
          <table:table-cell office:value-type="float" office:value="96434.0"/>
          <table:table-cell office:value-type="float" office:value="348098.0"/>
          <table:table-cell office:value-type="float" office:value="133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4632"/>
          <table:table-cell office:value-type="float" office:value="1.619"/>
          <table:table-cell office:value-type="float" office:value="0.93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347.0"/>
          <table:table-cell office:value-type="float" office:value="35133.0"/>
          <table:table-cell office:value-type="float" office:value="96434.0"/>
          <table:table-cell office:value-type="float" office:value="348098.0"/>
          <table:table-cell office:value-type="float" office:value="133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0796"/>
          <table:table-cell office:value-type="float" office:value="1.039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43.0"/>
          <table:table-cell office:value-type="float" office:value="12996.0"/>
          <table:table-cell office:value-type="float" office:value="96962.0"/>
          <table:table-cell office:value-type="float" office:value="350144.0"/>
          <table:table-cell office:value-type="float" office:value="148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.04543"/>
          <table:table-cell office:value-type="float" office:value="1.191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06.0"/>
          <table:table-cell office:value-type="float" office:value="19692.0"/>
          <table:table-cell office:value-type="float" office:value="96434.0"/>
          <table:table-cell office:value-type="float" office:value="348108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1327"/>
          <table:table-cell office:value-type="float" office:value="1.076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45.0"/>
          <table:table-cell office:value-type="float" office:value="10544.0"/>
          <table:table-cell office:value-type="float" office:value="96434.0"/>
          <table:table-cell office:value-type="float" office:value="348108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4523"/>
          <table:table-cell office:value-type="float" office:value="0.91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2.0"/>
          <table:table-cell office:value-type="float" office:value="4619.0"/>
          <table:table-cell office:value-type="float" office:value="96962.0"/>
          <table:table-cell office:value-type="float" office:value="350154.0"/>
          <table:table-cell office:value-type="float" office:value="148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.77342"/>
          <table:table-cell office:value-type="float" office:value="0.905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7204.0"/>
          <table:table-cell office:value-type="float" office:value="96434.0"/>
          <table:table-cell office:value-type="float" office:value="348109.0"/>
          <table:table-cell office:value-type="float" office:value="133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4592"/>
          <table:table-cell office:value-type="float" office:value="1.00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45.0"/>
          <table:table-cell office:value-type="float" office:value="9603.0"/>
          <table:table-cell office:value-type="float" office:value="96434.0"/>
          <table:table-cell office:value-type="float" office:value="348109.0"/>
          <table:table-cell office:value-type="float" office:value="133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4574"/>
          <table:table-cell office:value-type="float" office:value="1.22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5075.0"/>
          <table:table-cell office:value-type="float" office:value="16846.0"/>
          <table:table-cell office:value-type="float" office:value="96962.0"/>
          <table:table-cell office:value-type="float" office:value="350155.0"/>
          <table:table-cell office:value-type="float" office:value="149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40276"/>
          <table:table-cell office:value-type="float" office:value="0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423"/>
          <table:table-cell office:value-type="float" office:value="0.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705"/>
          <table:table-cell office:value-type="float" office:value="0.6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81514"/>
          <table:table-cell office:value-type="float" office:value="0.985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11.0"/>
          <table:table-cell office:value-type="float" office:value="8072.0"/>
          <table:table-cell office:value-type="float" office:value="102370.0"/>
          <table:table-cell office:value-type="float" office:value="36537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9495"/>
          <table:table-cell office:value-type="float" office:value="1.003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6.0"/>
          <table:table-cell office:value-type="float" office:value="13073.0"/>
          <table:table-cell office:value-type="float" office:value="102370.0"/>
          <table:table-cell office:value-type="float" office:value="36537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2582"/>
          <table:table-cell office:value-type="float" office:value="0.93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10.0"/>
          <table:table-cell office:value-type="float" office:value="6745.0"/>
          <table:table-cell office:value-type="float" office:value="102898.0"/>
          <table:table-cell office:value-type="float" office:value="367419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77403"/>
          <table:table-cell office:value-type="float" office:value="0.882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1.0"/>
          <table:table-cell office:value-type="float" office:value="4739.0"/>
          <table:table-cell office:value-type="float" office:value="102370.0"/>
          <table:table-cell office:value-type="float" office:value="36538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0892"/>
          <table:table-cell office:value-type="float" office:value="0.914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6.0"/>
          <table:table-cell office:value-type="float" office:value="9091.0"/>
          <table:table-cell office:value-type="float" office:value="102370.0"/>
          <table:table-cell office:value-type="float" office:value="365383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4153"/>
          <table:table-cell office:value-type="float" office:value="1.016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67.0"/>
          <table:table-cell office:value-type="float" office:value="9846.0"/>
          <table:table-cell office:value-type="float" office:value="102898.0"/>
          <table:table-cell office:value-type="float" office:value="367429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71733"/>
          <table:table-cell office:value-type="float" office:value="0.89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37.0"/>
          <table:table-cell office:value-type="float" office:value="9295.0"/>
          <table:table-cell office:value-type="float" office:value="102370.0"/>
          <table:table-cell office:value-type="float" office:value="365392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3505"/>
          <table:table-cell office:value-type="float" office:value="1.164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13.0"/>
          <table:table-cell office:value-type="float" office:value="21127.0"/>
          <table:table-cell office:value-type="float" office:value="102370.0"/>
          <table:table-cell office:value-type="float" office:value="365392.0"/>
          <table:table-cell office:value-type="float" office:value="13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1704"/>
          <table:table-cell office:value-type="float" office:value="0.83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3.0"/>
          <table:table-cell office:value-type="float" office:value="3866.0"/>
          <table:table-cell office:value-type="float" office:value="102898.0"/>
          <table:table-cell office:value-type="float" office:value="367438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36354"/>
          <table:table-cell office:value-type="float" office:value="0.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3036"/>
          <table:table-cell office:value-type="float" office:value="0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7648"/>
          <table:table-cell office:value-type="float" office:value="0.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22292"/>
          <table:table-cell office:value-type="float" office:value="0.795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95.0"/>
          <table:table-cell office:value-type="float" office:value="21688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7714"/>
          <table:table-cell office:value-type="float" office:value="1.957"/>
          <table:table-cell office:value-type="float" office:value="1.7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18.0"/>
          <table:table-cell office:value-type="float" office:value="61534.0"/>
          <table:table-cell office:value-type="float" office:value="35730.0"/>
          <table:table-cell office:value-type="float" office:value="13011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161"/>
          <table:table-cell office:value-type="float" office:value="0.30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55.0"/>
          <table:table-cell office:value-type="float" office:value="35968.0"/>
          <table:table-cell office:value-type="float" office:value="131047.0"/>
          <table:table-cell office:value-type="float" office:value="132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764"/>
          <table:table-cell office:value-type="float" office:value="1.351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915.0"/>
          <table:table-cell office:value-type="float" office:value="30999.0"/>
          <table:table-cell office:value-type="float" office:value="35730.0"/>
          <table:table-cell office:value-type="float" office:value="130115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641"/>
          <table:table-cell office:value-type="float" office:value="0.833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4188.0"/>
          <table:table-cell office:value-type="float" office:value="21583.0"/>
          <table:table-cell office:value-type="float" office:value="35730.0"/>
          <table:table-cell office:value-type="float" office:value="130115.0"/>
          <table:table-cell office:value-type="float" office:value="127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9554"/>
          <table:table-cell office:value-type="float" office:value="0.3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35968.0"/>
          <table:table-cell office:value-type="float" office:value="131047.0"/>
          <table:table-cell office:value-type="float" office:value="133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86477"/>
          <table:table-cell office:value-type="float" office:value="0.57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74.0"/>
          <table:table-cell office:value-type="float" office:value="10782.0"/>
          <table:table-cell office:value-type="float" office:value="35730.0"/>
          <table:table-cell office:value-type="float" office:value="130115.0"/>
          <table:table-cell office:value-type="float" office:value="126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5681"/>
          <table:table-cell office:value-type="float" office:value="0.505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6.0"/>
          <table:table-cell office:value-type="float" office:value="9767.0"/>
          <table:table-cell office:value-type="float" office:value="35730.0"/>
          <table:table-cell office:value-type="float" office:value="130115.0"/>
          <table:table-cell office:value-type="float" office:value="127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6256"/>
          <table:table-cell office:value-type="float" office:value="0.3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35968.0"/>
          <table:table-cell office:value-type="float" office:value="131047.0"/>
          <table:table-cell office:value-type="float" office:value="1336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81034"/>
          <table:table-cell office:value-type="float" office:value="1.546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518.0"/>
          <table:table-cell office:value-type="float" office:value="49110.0"/>
          <table:table-cell office:value-type="float" office:value="35730.0"/>
          <table:table-cell office:value-type="float" office:value="130115.0"/>
          <table:table-cell office:value-type="float" office:value="126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8445"/>
          <table:table-cell office:value-type="float" office:value="0.921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606.0"/>
          <table:table-cell office:value-type="float" office:value="32604.0"/>
          <table:table-cell office:value-type="float" office:value="35730.0"/>
          <table:table-cell office:value-type="float" office:value="130115.0"/>
          <table:table-cell office:value-type="float" office:value="149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1321"/>
          <table:table-cell office:value-type="float" office:value="0.3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4.0"/>
          <table:table-cell office:value-type="float" office:value="35968.0"/>
          <table:table-cell office:value-type="float" office:value="131047.0"/>
          <table:table-cell office:value-type="float" office:value="131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95216"/>
          <table:table-cell office:value-type="float" office:value="0.647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37.0"/>
          <table:table-cell office:value-type="float" office:value="7099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533"/>
          <table:table-cell office:value-type="float" office:value="1.256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8548.0"/>
          <table:table-cell office:value-type="float" office:value="35881.0"/>
          <table:table-cell office:value-type="float" office:value="35730.0"/>
          <table:table-cell office:value-type="float" office:value="130115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7109"/>
          <table:table-cell office:value-type="float" office:value="0.2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.0"/>
          <table:table-cell office:value-type="float" office:value="35968.0"/>
          <table:table-cell office:value-type="float" office:value="131047.0"/>
          <table:table-cell office:value-type="float" office:value="13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11725"/>
          <table:table-cell office:value-type="float" office:value="1.197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383.0"/>
          <table:table-cell office:value-type="float" office:value="26431.0"/>
          <table:table-cell office:value-type="float" office:value="91942.0"/>
          <table:table-cell office:value-type="float" office:value="333849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0518"/>
          <table:table-cell office:value-type="float" office:value="0.73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3.0"/>
          <table:table-cell office:value-type="float" office:value="5968.0"/>
          <table:table-cell office:value-type="float" office:value="91942.0"/>
          <table:table-cell office:value-type="float" office:value="333849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3875"/>
          <table:table-cell office:value-type="float" office:value="1.02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87.0"/>
          <table:table-cell office:value-type="float" office:value="20504.0"/>
          <table:table-cell office:value-type="float" office:value="92470.0"/>
          <table:table-cell office:value-type="float" office:value="335895.0"/>
          <table:table-cell office:value-type="float" office:value="148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.08992"/>
          <table:table-cell office:value-type="float" office:value="1.08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22.0"/>
          <table:table-cell office:value-type="float" office:value="21116.0"/>
          <table:table-cell office:value-type="float" office:value="91942.0"/>
          <table:table-cell office:value-type="float" office:value="333848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015"/>
          <table:table-cell office:value-type="float" office:value="0.899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2.0"/>
          <table:table-cell office:value-type="float" office:value="13893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187"/>
          <table:table-cell office:value-type="float" office:value="0.78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0.0"/>
          <table:table-cell office:value-type="float" office:value="5118.0"/>
          <table:table-cell office:value-type="float" office:value="92470.0"/>
          <table:table-cell office:value-type="float" office:value="335894.0"/>
          <table:table-cell office:value-type="float" office:value="149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01798"/>
          <table:table-cell office:value-type="float" office:value="2.205"/>
          <table:table-cell office:value-type="float" office:value="1.14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35.0"/>
          <table:table-cell office:value-type="float" office:value="34906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6078"/>
          <table:table-cell office:value-type="float" office:value="4.541"/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83.0"/>
          <table:table-cell office:value-type="float" office:value="19091.0"/>
          <table:table-cell office:value-type="float" office:value="136230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22569"/>
          <table:table-cell office:value-type="float" office:value="0.907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63.0"/>
          <table:table-cell office:value-type="float" office:value="18657.0"/>
          <table:table-cell office:value-type="float" office:value="92470.0"/>
          <table:table-cell office:value-type="float" office:value="335894.0"/>
          <table:table-cell office:value-type="float" office:value="148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.56591"/>
          <table:table-cell office:value-type="float" office:value="5.494"/>
          <table:table-cell office:value-type="float" office:value="4.89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30679.0"/>
          <table:table-cell office:value-type="float" office:value="182052.0"/>
          <table:table-cell office:value-type="float" office:value="91942.0"/>
          <table:table-cell office:value-type="float" office:value="333848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6428"/>
          <table:table-cell office:value-type="float" office:value="1.701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10.0"/>
          <table:table-cell office:value-type="float" office:value="37658.0"/>
          <table:table-cell office:value-type="float" office:value="91942.0"/>
          <table:table-cell office:value-type="float" office:value="333848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4463"/>
          <table:table-cell office:value-type="float" office:value="0.807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68.0"/>
          <table:table-cell office:value-type="float" office:value="11962.0"/>
          <table:table-cell office:value-type="float" office:value="92470.0"/>
          <table:table-cell office:value-type="float" office:value="335894.0"/>
          <table:table-cell office:value-type="float" office:value="148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53806"/>
          <table:table-cell office:value-type="float" office:value="1.569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2.0"/>
          <table:table-cell office:value-type="float" office:value="30041.0"/>
          <table:table-cell office:value-type="float" office:value="91942.0"/>
          <table:table-cell office:value-type="float" office:value="333850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664"/>
          <table:table-cell office:value-type="float" office:value="0.803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8.0"/>
          <table:table-cell office:value-type="float" office:value="14747.0"/>
          <table:table-cell office:value-type="float" office:value="91942.0"/>
          <table:table-cell office:value-type="float" office:value="333850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3562"/>
          <table:table-cell office:value-type="float" office:value="2.939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10.0"/>
          <table:table-cell office:value-type="float" office:value="111198.0"/>
          <table:table-cell office:value-type="float" office:value="92470.0"/>
          <table:table-cell office:value-type="float" office:value="335896.0"/>
          <table:table-cell office:value-type="float" office:value="149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6543"/>
          <table:table-cell office:value-type="float" office:value="0.14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3.0"/>
          <table:table-cell office:value-type="float" office:value="4467.0"/>
          <table:table-cell office:value-type="float" office:value="12002.0"/>
          <table:table-cell office:value-type="float" office:value="4400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4617"/>
          <table:table-cell office:value-type="float" office:value="0.1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0.0"/>
          <table:table-cell office:value-type="float" office:value="1810.0"/>
          <table:table-cell office:value-type="float" office:value="12002.0"/>
          <table:table-cell office:value-type="float" office:value="44000.0"/>
          <table:table-cell office:value-type="float" office:value="12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9796"/>
          <table:table-cell office:value-type="float" office:value="0.0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2096.0"/>
          <table:table-cell office:value-type="float" office:value="44369.0"/>
          <table:table-cell office:value-type="float" office:value="129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674"/>
          <table:table-cell office:value-type="float" office:value="0.531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78.0"/>
          <table:table-cell office:value-type="float" office:value="7575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9017"/>
          <table:table-cell office:value-type="float" office:value="0.15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38.0"/>
          <table:table-cell office:value-type="float" office:value="2007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2818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2096.0"/>
          <table:table-cell office:value-type="float" office:value="44369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10542"/>
          <table:table-cell office:value-type="float" office:value="0.1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.0"/>
          <table:table-cell office:value-type="float" office:value="12002.0"/>
          <table:table-cell office:value-type="float" office:value="4400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851"/>
          <table:table-cell office:value-type="float" office:value="0.1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83.0"/>
          <table:table-cell office:value-type="float" office:value="12002.0"/>
          <table:table-cell office:value-type="float" office:value="44000.0"/>
          <table:table-cell office:value-type="float" office:value="124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2687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2096.0"/>
          <table:table-cell office:value-type="float" office:value="44369.0"/>
          <table:table-cell office:value-type="float" office:value="129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7659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60.0"/>
          <table:table-cell office:value-type="float" office:value="12002.0"/>
          <table:table-cell office:value-type="float" office:value="4400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2783"/>
          <table:table-cell office:value-type="float" office:value="0.1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2.0"/>
          <table:table-cell office:value-type="float" office:value="12002.0"/>
          <table:table-cell office:value-type="float" office:value="440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0905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2096.0"/>
          <table:table-cell office:value-type="float" office:value="4436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11215"/>
          <table:table-cell office:value-type="float" office:value="0.1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0.0"/>
          <table:table-cell office:value-type="float" office:value="2014.0"/>
          <table:table-cell office:value-type="float" office:value="12002.0"/>
          <table:table-cell office:value-type="float" office:value="440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4039"/>
          <table:table-cell office:value-type="float" office:value="0.0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12002.0"/>
          <table:table-cell office:value-type="float" office:value="44000.0"/>
          <table:table-cell office:value-type="float" office:value="12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8962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2096.0"/>
          <table:table-cell office:value-type="float" office:value="4436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